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48cm" fo:margin-left="0.369cm" table:align="left" style:writing-mode="lr-tb"/>
    </style:style>
    <style:style style:name="Tableau21.A" style:family="table-column">
      <style:table-column-properties style:column-width="0.953cm"/>
    </style:style>
    <style:style style:name="Tableau21.B" style:family="table-column">
      <style:table-column-properties style:column-width="1.27cm"/>
    </style:style>
    <style:style style:name="Tableau21.C" style:family="table-column">
      <style:table-column-properties style:column-width="1.905cm"/>
    </style:style>
    <style:style style:name="Tableau21.D" style:family="table-column">
      <style:table-column-properties style:column-width="2.54cm"/>
    </style:style>
    <style:style style:name="Tableau21.E" style:family="table-column">
      <style:table-column-properties style:column-width="2.223cm"/>
    </style:style>
    <style:style style:name="Tableau21.F" style:family="table-column">
      <style:table-column-properties style:column-width="2.858cm"/>
    </style:style>
    <style:style style:name="Tableau21.I" style:family="table-column">
      <style:table-column-properties style:column-width="1.60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1.I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1.I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2" style:family="table">
      <style:table-properties style:width="17.164cm" fo:margin-left="0.367cm" table:align="left" style:writing-mode="lr-tb"/>
    </style:style>
    <style:style style:name="Tableau22.A" style:family="table-column">
      <style:table-column-properties style:column-width="2.432cm"/>
    </style:style>
    <style:style style:name="Tableau22.B" style:family="table-column">
      <style:table-column-properties style:column-width="2.445cm"/>
    </style:style>
    <style:style style:name="Tableau22.C" style:family="table-column">
      <style:table-column-properties style:column-width="2.447cm"/>
    </style:style>
    <style:style style:name="Tableau22.F" style:family="table-column">
      <style:table-column-properties style:column-width="2.073cm"/>
    </style:style>
    <style:style style:name="Tableau22.G" style:family="table-column">
      <style:table-column-properties style:column-width="2.87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2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2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3" style:family="table">
      <style:table-properties style:width="12.852cm" fo:margin-left="4.307cm" table:align="left" style:writing-mode="lr-tb"/>
    </style:style>
    <style:style style:name="Tableau23.A" style:family="table-column">
      <style:table-column-properties style:column-width="4.251cm"/>
    </style:style>
    <style:style style:name="Tableau23.B" style:family="table-column">
      <style:table-column-properties style:column-width="2.75cm"/>
    </style:style>
    <style:style style:name="Tableau23.C" style:family="table-column">
      <style:table-column-properties style:column-width="2.251cm"/>
    </style:style>
    <style:style style:name="Tableau23.D" style:family="table-column">
      <style:table-column-properties style:column-width="3.6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3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3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3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4" style:family="table">
      <style:table-properties style:width="12.852cm" fo:margin-left="4.307cm" table:align="left" style:writing-mode="lr-tb"/>
    </style:style>
    <style:style style:name="Tableau24.A" style:family="table-column">
      <style:table-column-properties style:column-width="1.078cm"/>
    </style:style>
    <style:style style:name="Tableau24.B" style:family="table-column">
      <style:table-column-properties style:column-width="2.54cm"/>
    </style:style>
    <style:style style:name="Tableau24.C" style:family="table-column">
      <style:table-column-properties style:column-width="4.445cm"/>
    </style:style>
    <style:style style:name="Tableau24.D" style:family="table-column">
      <style:table-column-properties style:column-width="4.789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4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4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5" style:family="table">
      <style:table-properties style:width="15.104cm" fo:margin-left="1.579cm" table:align="left" style:writing-mode="lr-tb"/>
    </style:style>
    <style:style style:name="Tableau25.A" style:family="table-column">
      <style:table-column-properties style:column-width="0.953cm"/>
    </style:style>
    <style:style style:name="Tableau25.B" style:family="table-column">
      <style:table-column-properties style:column-width="7.303cm"/>
    </style:style>
    <style:style style:name="Tableau25.C" style:family="table-column">
      <style:table-column-properties style:column-width="6.849cm"/>
    </style:style>
    <style:style style:name="Tableau25.1" style:family="table-row">
      <style:table-row-properties style:keep-together="false" fo:keep-together="always"/>
    </style:style>
    <style:style style:name="Tableau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5.3" style:family="table-row">
      <style:table-row-properties style:min-row-height="1.817cm" style:keep-together="false" fo:keep-together="always"/>
    </style:style>
    <style:style style:name="Tableau26" style:family="table">
      <style:table-properties style:width="16.025cm" table:align="center" style:writing-mode="lr-tb"/>
    </style:style>
    <style:style style:name="Tableau26.A" style:family="table-column">
      <style:table-column-properties style:column-width="1.393cm"/>
    </style:style>
    <style:style style:name="Tableau26.B" style:family="table-column">
      <style:table-column-properties style:column-width="2.858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3.493cm"/>
    </style:style>
    <style:style style:name="Tableau26.F" style:family="table-column">
      <style:table-column-properties style:column-width="3.201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6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7" style:family="table">
      <style:table-properties style:width="17.805cm" fo:margin-left="0.623cm" table:align="left" style:writing-mode="lr-tb"/>
    </style:style>
    <style:style style:name="Tableau27.A" style:family="table-column">
      <style:table-column-properties style:column-width="5.08cm"/>
    </style:style>
    <style:style style:name="Tableau27.B" style:family="table-column">
      <style:table-column-properties style:column-width="7.172cm"/>
    </style:style>
    <style:style style:name="Tableau27.C" style:family="table-column">
      <style:table-column-properties style:column-width="5.553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au27.C1" style:family="table-cell">
      <style:table-cell-properties style:vertical-align="top" fo:padding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language="fr" fo:country="FR"/>
    </style:style>
    <style:style style:name="P4" style:family="paragraph" style:parent-style-name="Header">
      <style:text-properties style:language-asian="zxx" style:country-asian="none"/>
    </style:style>
    <style:style style:name="P5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6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6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2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23" style:family="paragraph" style:parent-style-name="Text_20_body">
      <style:text-properties fo:language="fr" fo:country="FR"/>
    </style:style>
    <style:style style:name="P24" style:family="paragraph" style:parent-style-name="Text_20_body">
      <style:paragraph-properties fo:break-before="page"/>
      <style:text-properties fo:language="fr" fo:country="FR"/>
    </style:style>
    <style:style style:name="P25" style:family="paragraph" style:parent-style-name="Horizontal_20_Line">
      <style:text-properties fo:language="fr" fo:country="FR"/>
    </style:style>
    <style:style style:name="P26" style:family="paragraph" style:parent-style-name="Standard">
      <style:text-properties fo:language="fr" fo:country="FR"/>
    </style:style>
    <style:style style:name="P27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style:font-size-asian="8pt" style:font-style-complex="italic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color="#ffffff" fo:font-size="8pt" style:font-size-asian="8pt" style:font-weight-complex="bold"/>
    </style:style>
    <style:style style:name="P29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fo:font-style="italic" style:font-size-asian="8pt" style:font-style-asian="italic" fo:hyphenate="true" fo:hyphenation-remain-char-count="2" fo:hyphenation-push-char-count="2"/>
    </style:style>
    <style:style style:name="P30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fo:hyphenate="true" fo:hyphenation-remain-char-count="2" fo:hyphenation-push-char-count="2"/>
    </style:style>
    <style:style style:name="P31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style:font-style-complex="italic" fo:hyphenate="true" fo:hyphenation-remain-char-count="2" fo:hyphenation-push-char-count="2"/>
    </style:style>
    <style:style style:name="P32" style:family="paragraph" style:parent-style-name="Standard">
      <style:paragraph-properties fo:orphans="0" fo:widows="0" style:snap-to-layout-grid="false"/>
      <style:text-properties fo:color="#ffffff" fo:font-size="10pt" style:font-size-asian="10pt"/>
    </style:style>
    <style:style style:name="P33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34" style:family="paragraph" style:parent-style-name="Standard">
      <style:paragraph-properties fo:line-height="100%" fo:keep-together="auto" fo:orphans="0" fo:widows="0" fo:hyphenation-ladder-count="no-limit" style:snap-to-layout-grid="false"/>
      <style:text-properties fo:font-size="8pt" style:font-size-asian="8pt" fo:hyphenate="true" fo:hyphenation-remain-char-count="2" fo:hyphenation-push-char-count="2"/>
    </style:style>
    <style:style style:name="P35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style:font-size-asian="8pt" style:font-name-complex="Arial" style:font-style-complex="italic"/>
    </style:style>
    <style:style style:name="P36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37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38" style:family="paragraph" style:parent-style-name="Standard">
      <style:paragraph-properties fo:line-height="100%" fo:keep-together="auto" fo:orphans="0" fo:widows="0" fo:hyphenation-ladder-count="no-limit" style:snap-to-layout-grid="false"/>
      <style:text-properties style:font-style-complex="italic" fo:hyphenate="true" fo:hyphenation-remain-char-count="2" fo:hyphenation-push-char-count="2"/>
    </style:style>
    <style:style style:name="P39" style:family="paragraph" style:parent-style-name="Standard">
      <style:paragraph-properties fo:orphans="0" fo:widows="0" style:snap-to-layout-grid="false"/>
      <style:text-properties style:font-style-complex="italic"/>
    </style:style>
    <style:style style:name="P40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0000" fo:font-size="8pt" style:font-size-asian="8pt" style:font-name-complex="Arial" style:font-style-complex="italic"/>
    </style:style>
    <style:style style:name="P41" style:family="paragraph" style:parent-style-name="Standard">
      <style:paragraph-properties fo:orphans="0" fo:widows="0">
        <style:tab-stops>
          <style:tab-stop style:position="3.836cm"/>
        </style:tab-stops>
      </style:paragraph-properties>
    </style:style>
    <style:style style:name="P42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background-color="#ffff00"/>
    </style:style>
    <style:style style:name="P43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4" style:family="paragraph" style:parent-style-name="Standard">
      <style:paragraph-properties fo:margin-left="0cm" fo:margin-right="0.499cm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5" style:family="paragraph" style:parent-style-name="Standard">
      <style:paragraph-properties fo:margin-left="0cm" fo:margin-right="0.499cm" fo:orphans="0" fo:widows="0" fo:text-indent="0cm" style:auto-text-indent="false" style:text-autospace="none"/>
      <style:text-properties fo:color="#000000" fo:font-size="11pt" fo:font-weight="bold" fo:background-color="#00ffff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0.499cm" fo:orphans="0" fo:widows="0" fo:text-indent="0cm" style:auto-text-indent="false"/>
    </style:style>
    <style:style style:name="P47" style:family="paragraph" style:parent-style-name="Standard">
      <style:paragraph-properties fo:margin-left="0cm" fo:margin-right="0.499cm" fo:text-indent="0cm" style:auto-text-indent="false" style:text-autospace="none"/>
    </style:style>
    <style:style style:name="P48" style:family="paragraph" style:parent-style-name="Standard">
      <style:paragraph-properties fo:margin-left="0.026cm" fo:margin-right="0.499cm" fo:text-align="center" style:justify-single-word="false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49" style:family="paragraph" style:parent-style-name="Standard">
      <style:paragraph-properties fo:margin-left="0.026cm" fo:margin-right="0.499cm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50" style:family="paragraph" style:parent-style-name="Text_20_body">
      <style:text-properties fo:language="fr" fo:country="FR"/>
    </style:style>
    <style:style style:name="P51" style:family="paragraph" style:parent-style-name="Text_20_body">
      <style:paragraph-properties fo:margin-left="0cm" fo:margin-right="0.499cm" fo:text-indent="0cm" style:auto-text-indent="false"/>
    </style:style>
    <style:style style:name="P52" style:family="paragraph" style:parent-style-name="Text_20_body">
      <style:paragraph-properties fo:margin-left="0.501cm" fo:margin-right="0.499cm" fo:orphans="0" fo:widows="0" fo:text-indent="0cm" style:auto-text-indent="false"/>
    </style:style>
    <style:style style:name="P53" style:family="paragraph" style:parent-style-name="Text_20_body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54" style:family="paragraph" style:parent-style-name="Heading_20_2">
      <style:text-properties fo:language="fr" fo:country="FR"/>
    </style:style>
    <style:style style:name="P55" style:family="paragraph" style:parent-style-name="Heading_20_2">
      <style:paragraph-properties fo:margin-left="0.501cm" fo:margin-right="0.499cm" fo:orphans="0" fo:widows="0" fo:text-indent="0cm" style:auto-text-indent="false" fo:keep-with-next="auto"/>
      <style:text-properties fo:language="fr" fo:country="FR"/>
    </style:style>
    <style:style style:name="P56" style:family="paragraph" style:parent-style-name="Heading_20_2">
      <style:paragraph-properties fo:margin-left="0.501cm" fo:margin-right="0.499cm" fo:orphans="0" fo:widows="0" fo:text-indent="0cm" style:auto-text-indent="false" fo:keep-with-next="auto"/>
    </style:style>
    <style:style style:name="P57" style:family="paragraph" style:parent-style-name="Heading_20_2">
      <style:paragraph-properties fo:margin-left="0.501cm" fo:margin-right="0.499cm" fo:orphans="0" fo:widows="0" fo:text-indent="0cm" style:auto-text-indent="false" fo:break-before="page" fo:keep-with-next="auto"/>
    </style:style>
    <style:style style:name="P58" style:family="paragraph" style:parent-style-name="Heading_20_1">
      <style:text-properties fo:language="fr" fo:country="FR"/>
    </style:style>
    <style:style style:name="P59" style:family="paragraph" style:parent-style-name="Heading_20_3">
      <style:paragraph-properties fo:margin-left="0.501cm" fo:margin-right="0.499cm" fo:orphans="0" fo:widows="0" fo:text-indent="0cm" style:auto-text-indent="false" fo:keep-with-next="auto"/>
    </style:style>
    <style:style style:name="P60" style:family="paragraph" style:parent-style-name="Heading_20_3">
      <style:paragraph-properties fo:margin-left="0.501cm" fo:margin-right="0.499cm" fo:orphans="0" fo:widows="0" fo:text-indent="0cm" style:auto-text-indent="false" fo:keep-with-next="auto">
        <style:tab-stops>
          <style:tab-stop style:position="4.763cm"/>
        </style:tab-stops>
      </style:paragraph-properties>
    </style:style>
    <style:style style:name="P61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DIMA"/>
    </style:style>
    <style:style style:name="P62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</style:style>
    <style:style style:name="P63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  <style:text-properties style:font-name="DIMA"/>
    </style:style>
    <style:style style:name="P64" style:family="paragraph" style:parent-style-name="Header" style:list-style-name="L1" style:master-page-name="First_20_Page">
      <style:paragraph-properties fo:margin-left="9.001cm" fo:margin-right="0cm" fo:text-indent="0cm" style:auto-text-indent="false" style:page-number="auto">
        <style:tab-stops/>
      </style:paragraph-properties>
    </style:style>
    <style:style style:name="P65" style:family="paragraph" style:parent-style-name="Heading_20_5">
      <style:paragraph-properties fo:margin-left="0.501cm" fo:margin-right="0.499cm" fo:orphans="0" fo:widows="0" fo:text-indent="0cm" style:auto-text-indent="false" fo:break-before="page"/>
    </style:style>
    <style:style style:name="P66" style:family="paragraph" style:parent-style-name="Heading_20_5">
      <style:paragraph-properties fo:margin-left="0.501cm" fo:margin-right="0.499cm" fo:orphans="0" fo:widows="0" fo:text-indent="0cm" style:auto-text-indent="false"/>
    </style:style>
    <style:style style:name="P67" style:family="paragraph" style:parent-style-name="Heading_20_4">
      <style:paragraph-properties fo:margin-left="0.501cm" fo:margin-right="0.499cm" fo:orphans="0" fo:widows="0" fo:text-indent="0cm" style:auto-text-indent="false" fo:keep-with-next="auto"/>
    </style:style>
    <style:style style:name="P68" style:family="paragraph" style:parent-style-name="Heading_20_4">
      <style:paragraph-properties fo:margin-left="0.501cm" fo:margin-right="0.499cm" fo:text-indent="0cm" style:auto-text-indent="false"/>
    </style:style>
    <style:style style:name="P69" style:family="paragraph" style:parent-style-name="Heading_20_4">
      <style:paragraph-properties fo:margin-left="1.588cm" fo:margin-right="0cm" fo:text-align="start" style:justify-single-word="false" fo:text-indent="0cm" style:auto-text-indent="false"/>
    </style:style>
    <style:style style:name="P70" style:family="paragraph" style:parent-style-name="Heading_20_4">
      <style:paragraph-properties fo:margin-left="1.633cm" fo:margin-right="0cm" fo:text-align="start" style:justify-single-word="false" fo:text-indent="0cm" style:auto-text-indent="false"/>
    </style:style>
    <style:style style:name="P71" style:family="paragraph" style:parent-style-name="Corps_20_de_20_chapitre">
      <style:paragraph-properties fo:margin-left="0.501cm" fo:margin-right="0.499cm" fo:text-indent="0cm" style:auto-text-indent="false"/>
    </style:style>
    <style:style style:name="P72" style:family="paragraph" style:parent-style-name="Corps_20_de_20_chapitre">
      <style:paragraph-properties fo:margin-left="0.501cm" fo:margin-right="0.499cm" fo:orphans="0" fo:widows="0" fo:text-indent="0cm" style:auto-text-indent="false"/>
    </style:style>
    <style:style style:name="P73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74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75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6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style:font-style-asian="italic" style:font-style-complex="italic"/>
    </style:style>
    <style:style style:name="P77" style:family="paragraph" style:parent-style-name="Corps_20_de_20_chapitre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8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79" style:family="paragraph" style:parent-style-name="Corps_20_de_20_chapitre">
      <style:paragraph-properties fo:margin-left="0.501cm" fo:margin-right="0.499cm" fo:text-indent="0cm" style:auto-text-indent="false"/>
      <style:text-properties style:font-name="DIMA"/>
    </style:style>
    <style:style style:name="P80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/>
    </style:style>
    <style:style style:name="P81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82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83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5.398cm"/>
          <style:tab-stop style:position="7.938cm"/>
          <style:tab-stop style:position="13.018cm"/>
          <style:tab-stop style:position="13.335cm"/>
        </style:tab-stops>
      </style:paragraph-properties>
    </style:style>
    <style:style style:name="P84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85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5.08cm"/>
          <style:tab-stop style:position="7.938cm"/>
          <style:tab-stop style:position="13.335cm"/>
        </style:tab-stops>
      </style:paragraph-properties>
    </style:style>
    <style:style style:name="P86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6.668cm"/>
          <style:tab-stop style:position="7.938cm"/>
          <style:tab-stop style:position="13.335cm"/>
        </style:tab-stops>
      </style:paragraph-properties>
    </style:style>
    <style:style style:name="P87" style:family="paragraph" style:parent-style-name="Corps_20_de_20_chapitre">
      <style:paragraph-properties fo:margin-left="0cm" fo:margin-right="0cm" fo:orphans="0" fo:widows="0" fo:text-indent="0cm" style:auto-text-indent="false"/>
      <style:text-properties fo:color="#ffffff" fo:font-size="9pt" fo:font-weight="bold" style:font-size-asian="9pt" style:font-weight-asian="bold" style:font-weight-complex="bold"/>
    </style:style>
    <style:style style:name="P88" style:family="paragraph" style:parent-style-name="Corps_20_de_20_chapitre">
      <style:paragraph-properties fo:margin-left="0cm" fo:margin-right="0cm" fo:orphans="0" fo:widows="0" fo:text-indent="0cm" style:auto-text-indent="false" style:snap-to-layout-grid="false"/>
      <style:text-properties fo:color="#ffffff" fo:font-size="9pt" fo:font-weight="bold" style:font-size-asian="9pt" style:font-weight-asian="bold" style:font-weight-complex="bold"/>
    </style:style>
    <style:style style:name="P89" style:family="paragraph" style:parent-style-name="Corps_20_de_20_chapitre">
      <style:paragraph-properties fo:margin-left="0cm" fo:margin-right="0.499cm" fo:text-indent="0cm" style:auto-text-indent="false"/>
    </style:style>
    <style:style style:name="P90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ffff" fo:font-weight="bold" style:font-weight-asian="bold" style:font-weight-complex="bold"/>
    </style:style>
    <style:style style:name="P91" style:family="paragraph" style:parent-style-name="Corps_20_de_20_chapitre">
      <style:paragraph-properties fo:margin-left="0cm" fo:margin-right="0.499cm" fo:orphans="0" fo:widows="0" fo:text-indent="0cm" style:auto-text-indent="false"/>
    </style:style>
    <style:style style:name="P92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</style:style>
    <style:style style:name="P93" style:family="paragraph" style:parent-style-name="Corps_20_de_20_chapitre">
      <style:paragraph-properties fo:margin-left="0cm" fo:margin-right="0.499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94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95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</style:style>
    <style:style style:name="P96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font-size="10pt" style:font-size-asian="10pt"/>
    </style:style>
    <style:style style:name="P97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style:font-name="DIMA"/>
    </style:style>
    <style:style style:name="P98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99" style:family="paragraph" style:parent-style-name="Corps_20_de_20_chapitre">
      <style:paragraph-properties fo:margin-left="0cm" fo:margin-right="0.499cm" fo:orphans="0" fo:widows="0" fo:text-indent="0cm" style:auto-text-indent="false"/>
      <style:text-properties fo:color="#000000" style:font-size-complex="10pt"/>
    </style:style>
    <style:style style:name="P100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size-complex="10pt"/>
    </style:style>
    <style:style style:name="P101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name="DIMA" style:font-size-complex="10pt"/>
    </style:style>
    <style:style style:name="P102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103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104" style:family="paragraph" style:parent-style-name="Corps_20_de_20_chapitre">
      <style:paragraph-properties fo:margin-left="0cm" fo:margin-right="0.499cm" fo:orphans="0" fo:widows="0" fo:text-indent="0cm" style:auto-text-indent="false" fo:background-color="#c0c0c0" style:snap-to-layout-grid="false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105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</style:style>
    <style:style style:name="P106" style:family="paragraph" style:parent-style-name="Corps_20_de_20_chapitre">
      <style:paragraph-properties fo:margin-left="5.398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107" style:family="paragraph" style:parent-style-name="Corps_20_de_20_chapitre">
      <style:paragraph-properties fo:margin-left="0.635cm" fo:margin-right="0.499cm" fo:orphans="0" fo:widows="0" fo:text-indent="0cm" style:auto-text-indent="false"/>
    </style:style>
    <style:style style:name="P108" style:family="paragraph" style:parent-style-name="Corps_20_de_20_chapitre">
      <style:paragraph-properties fo:margin-left="2.498cm" fo:margin-right="0.499cm" fo:text-indent="0cm" style:auto-text-indent="false"/>
    </style:style>
    <style:style style:name="P109" style:family="paragraph" style:parent-style-name="Corps_20_de_20_chapitre">
      <style:paragraph-properties fo:margin-left="6.033cm" fo:margin-right="0.499cm" fo:margin-top="0.071cm" fo:margin-bottom="0.212cm" fo:orphans="0" fo:widows="0" fo:text-indent="0cm" style:auto-text-indent="false">
        <style:tab-stops>
          <style:tab-stop style:position="6.35cm"/>
          <style:tab-stop style:position="7.938cm"/>
        </style:tab-stops>
      </style:paragraph-properties>
    </style:style>
    <style:style style:name="P110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111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  <style:text-properties style:font-name="DIMA"/>
    </style:style>
    <style:style style:name="P112" style:family="paragraph" style:parent-style-name="Corps_20_de_20_chapitre">
      <style:paragraph-properties fo:margin-left="4.995cm" fo:margin-right="0.499cm" fo:margin-top="0.071cm" fo:margin-bottom="0.212cm" fo:orphans="0" fo:widows="0" fo:text-indent="0cm" style:auto-text-indent="false">
        <style:tab-stops>
          <style:tab-stop style:position="7.62cm"/>
          <style:tab-stop style:position="9.208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113" style:family="paragraph" style:parent-style-name="Corps_20_de_20_chapitre">
      <style:paragraph-properties fo:margin-left="4.995cm" fo:margin-right="0.499cm" fo:text-indent="0cm" style:auto-text-indent="false"/>
    </style:style>
    <style:style style:name="P114" style:family="paragraph" style:parent-style-name="Corps_20_de_20_chapitre">
      <style:paragraph-properties fo:margin-left="4.995cm" fo:margin-right="0.499cm" fo:text-indent="0cm" style:auto-text-indent="false"/>
      <style:text-properties style:font-name="DIMA"/>
    </style:style>
    <style:style style:name="P115" style:family="paragraph" style:parent-style-name="Corps_20_de_20_chapitre">
      <style:paragraph-properties fo:margin-left="6.244cm" fo:margin-right="0.499cm" fo:text-indent="0cm" style:auto-text-indent="false"/>
    </style:style>
    <style:style style:name="P116" style:family="paragraph" style:parent-style-name="Z_5f_NormalC">
      <style:paragraph-properties style:line-height-at-least="0.494cm" fo:orphans="0" fo:widows="0" style:snap-to-layout-grid="false">
        <style:tab-stops>
          <style:tab-stop style:position="3.836cm"/>
        </style:tab-stops>
      </style:paragraph-properties>
      <style:text-properties fo:language="fr" fo:country="FR" fo:background-color="#ffff00" style:language-asian="fr" style:country-asian="FR" style:font-name-complex="Arial" style:font-size-complex="12pt" style:font-style-complex="italic"/>
    </style:style>
    <style:style style:name="P117" style:family="paragraph" style:parent-style-name="COM1-COMMENTAIRE-ACTION">
      <style:text-properties style:font-name="Helv" fo:font-size="10pt" style:font-size-asian="10pt" style:font-size-complex="10pt"/>
    </style:style>
    <style:style style:name="P118" style:family="paragraph" style:parent-style-name="COM1-COMMENTAIRE-ACTION">
      <style:text-properties style:font-name="DIMA"/>
    </style:style>
    <style:style style:name="P119" style:family="paragraph" style:parent-style-name="COM1-COMMENTAIRE-ACTION">
      <style:paragraph-properties fo:text-align="start" style:justify-single-word="false"/>
    </style:style>
    <style:style style:name="P120" style:family="paragraph" style:parent-style-name="COM1-COMMENTAIRE-ACTION">
      <style:paragraph-properties fo:margin-left="4.501cm" fo:margin-right="0.212cm" fo:text-indent="0cm" style:auto-text-indent="false"/>
    </style:style>
    <style:style style:name="P121" style:family="paragraph" style:parent-style-name="Commentaire">
      <style:paragraph-properties fo:orphans="0" fo:widows="0" style:snap-to-layout-grid="false"/>
      <style:text-properties fo:color="#ffffff" fo:font-size="10pt" style:font-size-asian="10pt" style:font-size-complex="12pt" style:font-style-complex="italic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bold" style:font-size-asian="12pt" style:font-weight-asian="bold" style:font-name-complex="Ari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font-size="11pt"/>
    </style:style>
    <style:style style:name="T9" style:family="text">
      <style:text-properties style:font-size-asian="11pt"/>
    </style:style>
    <style:style style:name="T10" style:family="text">
      <style:text-properties style:font-name-complex="Arial"/>
    </style:style>
    <style:style style:name="T11" style:family="text">
      <style:text-properties style:font-name="Helv" fo:font-size="10pt" style:font-size-asian="10pt" style:font-size-complex="10pt"/>
    </style:style>
    <style:style style:name="T12" style:family="text">
      <style:text-properties style:font-name="Helv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3" style:family="text">
      <style:text-properties style:font-name="Wingdings"/>
    </style:style>
    <style:style style:name="T14" style:family="text">
      <style:text-properties style:font-name="Wingdings" fo:font-style="italic" style:font-style-asian="italic" style:font-style-complex="italic"/>
    </style:style>
    <style:style style:name="T15" style:family="text">
      <style:text-properties style:font-name="Wingdings" fo:font-size="8pt" style:font-size-asian="8pt" style:font-style-complex="italic"/>
    </style:style>
    <style:style style:name="T16" style:family="text">
      <style:text-properties style:font-name="Wingdings" fo:font-size="8pt" fo:background-color="#ffff00" style:font-size-asian="8pt" style:font-style-complex="italic"/>
    </style:style>
    <style:style style:name="T17" style:family="text">
      <style:text-properties fo:background-color="#ffff00"/>
    </style:style>
    <style:style style:name="T18" style:family="text">
      <style:text-properties fo:color="#ff0000" style:font-name="Wingdings" fo:font-style="italic" fo:background-color="#c0c0c0" style:font-style-asian="italic" style:font-style-complex="italic"/>
    </style:style>
    <style:style style:name="T19" style:family="text">
      <style:text-properties fo:color="#ff0000" fo:font-style="italic" fo:background-color="#c0c0c0" style:font-style-asian="italic" style:font-style-complex="italic"/>
    </style:style>
    <style:style style:name="T20" style:family="text">
      <style:text-properties fo:color="#ff0000" style:font-name="DIMA"/>
    </style:style>
    <style:style style:name="T21" style:family="text">
      <style:text-properties fo:color="#ff0000" style:font-name="DIMA" fo:background-color="#c0c0c0"/>
    </style:style>
    <style:style style:name="T22" style:family="text">
      <style:text-properties fo:color="#ff0000" style:font-name="DIMA" fo:background-color="#ffff00"/>
    </style:style>
    <style:style style:name="T23" style:family="text">
      <style:text-properties fo:color="#ff0000" style:font-name="DIMA" style:font-size-complex="10pt"/>
    </style:style>
    <style:style style:name="T24" style:family="text">
      <style:text-properties fo:font-size="9pt" fo:font-weight="normal" style:font-size-asian="9pt" style:font-weight-asian="normal" style:font-weight-complex="bold"/>
    </style:style>
    <style:style style:name="T25" style:family="text">
      <style:text-properties style:font-name="DIMA"/>
    </style:style>
    <style:style style:name="T26" style:family="text">
      <style:text-properties style:font-name="DIMA" fo:font-style="italic" style:font-style-asian="italic" style:font-style-complex="italic"/>
    </style:style>
    <style:style style:name="T27" style:family="text">
      <style:text-properties style:font-name="DIMA" fo:font-size="8pt" style:font-size-asian="8pt" style:font-name-complex="Arial" style:font-style-complex="italic"/>
    </style:style>
    <style:style style:name="T28" style:family="text">
      <style:text-properties style:font-name="DIMA" fo:font-size="8pt" fo:background-color="#ffff00" style:font-size-asian="8pt" style:font-name-complex="Arial" style:font-style-complex="italic"/>
    </style:style>
    <style:style style:name="T29" style:family="text">
      <style:text-properties style:font-name="DIMA" fo:font-weight="bold" style:font-weight-asian="bold" style:font-weight-complex="bold"/>
    </style:style>
    <style:style style:name="T30" style:family="text">
      <style:text-properties style:font-name="DIMA" fo:background-color="#ffff00"/>
    </style:style>
    <style:style style:name="T31" style:family="text">
      <style:text-properties fo:color="#000000" style:font-size-complex="10pt"/>
    </style:style>
    <style:style style:name="T32" style:family="text">
      <style:text-properties fo:color="#000000" fo:background-color="#ffff00" style:font-size-complex="10pt"/>
    </style:style>
    <style:style style:name="T33" style:family="text">
      <style:text-properties fo:language="de" fo:country="DE"/>
    </style:style>
    <style:style style:name="T34" style:family="text">
      <style:text-properties fo:language="de" fo:country="DE" fo:background-color="#ffff00"/>
    </style:style>
    <style:style style:name="T35" style:family="text">
      <style:text-properties fo:color="#ffffff" style:font-name="DIMA" fo:font-size="8pt" style:font-size-asian="8pt" style:font-weight-complex="bold"/>
    </style:style>
    <style:style style:name="T36" style:family="text">
      <style:text-properties fo:font-size="8pt" style:font-size-asian="8pt" style:font-name-complex="Arial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0993320" text:style-name="L1">
        <text:list-header>
          <text:p text:style-name="P64"/>
        </text:list-header>
      </text:list>
      <text:p text:style-name="P22"/>
      <text:p text:style-name="P22"/>
      <text:p text:style-name="P18">PROJET VISHNU</text:p>
      <text:p text:style-name="P18"/>
      <text:p text:style-name="P18">DOCUMENTS DE REFERENCE</text:p>
      <text:p text:style-name="P20"/>
      <text:p text:style-name="P25"/>
      <text:p text:style-name="P20"/>
      <text:p text:style-name="P20"/>
      <text:p text:style-name="P21">Dossier d'Architecture Technique</text:p>
      <text:p text:style-name="P20"/>
      <text:p text:style-name="P20"/>
      <text:p text:style-name="P25"/>
      <text:p text:style-name="P1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1_1g_ARCH_DAT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17"/>
      <text:p text:style-name="P17">TABLE DES REVISIONS</text:p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Version</text:p>
          </table:table-cell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Modifications</text:p>
          </table:table-cell>
          <table:table-cell table:style-name="Tableau5.D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V1.0</text:p>
          </table:table-cell>
          <table:table-cell table:style-name="Tableau5.B2" office:value-type="date" office:date-value="2011-03-21">
            <text:p text:style-name="P3">21/03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D2" office:value-type="string">
            <text:p text:style-name="P3">Benjamin Isnard, Daouda Traoré, Eugène Pamba Capo-Chichi</text:p>
          </table:table-cell>
        </table:table-row>
      </table:table>
      <text:p text:style-name="P14"/>
      <text:p text:style-name="P19">VALIDATION DU DOCUMENT</text:p>
      <text:p text:style-name="P1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Date</text:p>
          </table:table-cell>
          <table:table-cell table:style-name="Tableau6.B1" office:value-type="string">
            <text:p text:style-name="P3">Personne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14"/>
      <text:p text:style-name="P14">REFERENCES</text:p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3">VISHNU_D1_1a-SPECSGEN</text:p>
          </table:table-cell>
          <table:table-cell table:style-name="Tableau8.B2" office:value-type="string">
            <text:p text:style-name="P3">Spécifications générales du projet VISHNU</text:p>
          </table:table-cell>
        </table:table-row>
        <table:table-row>
          <table:table-cell table:style-name="Tableau8.A2" office:value-type="string">
            <text:p text:style-name="P3">VISHNU_D1_1b-STB</text:p>
          </table:table-cell>
          <table:table-cell table:style-name="Tableau8.B2" office:value-type="string">
            <text:p text:style-name="P3">Spécifications Techniques des besoins</text:p>
          </table:table-cell>
        </table:table-row>
        <table:table-row>
          <table:table-cell table:style-name="Tableau8.A2" office:value-type="string">
            <text:p text:style-name="P3">VISHNU_D1_1g-ARCH</text:p>
          </table:table-cell>
          <table:table-cell table:style-name="Tableau8.B2" office:value-type="string">
            <text:p text:style-name="P3">VISHNU Technical <text:s/>Architecture</text:p>
          </table:table-cell>
        </table:table-row>
      </table:table>
      <text:p text:style-name="P24"/>
      <text:h text:style-name="P58" text:outline-level="1"><text:tab/>DESCRIPTION GENERALE DU PROJET</text:h>
      <text:h text:style-name="P54" text:outline-level="2"><text:tab/>PRESENTATION GENERALE</text:h>
      <text:p text:style-name="P23"/>
      <text:h text:style-name="P54" text:outline-level="2"><text:s text:c="3"/>OBJECTIFS DE QUALITE DE SERVICE</text:h>
      <text:p text:style-name="P23"/>
      <text:h text:style-name="Heading_20_1" text:outline-level="1"><text:span text:style-name="T7"><text:s text:c="5"/></text:span><text:span text:style-name="T7">ARCHITECTURE FONCTIONNELLE</text:span></text:h>
      <text:h text:style-name="P56" text:outline-level="2">. <text:bookmark-start text:name="_Ref181501733"/><text:bookmark-start text:name="_Ref181501727"/>Schémas d’architectures<text:bookmark-end text:name="_Ref181501733"/><text:bookmark-end text:name="_Ref181501727"/></text:h>
      <text:h text:style-name="P59" text:outline-level="3"><text:bookmark text:name="__RefHeading__5880_806548298"/>. Fonctionnelle <text:bookmark-end text:name="__RefHeading__5880_806548298"/></text:h>
      <text:p text:style-name="COM1-COMMENTAIRE-ACTION">Avec :</text:p>
      <text:p text:style-name="P117">les briques applicatives identifiées, numérotées de B1 à <text:s/>Bn</text:p>
      <text:p text:style-name="P117">les zones réseaux</text:p>
      <text:p text:style-name="COM1-COMMENTAIRE-ACTION"><text:span text:style-name="T11">tous les flux (utilisateurs, internes, interfaces) </text:span><text:span text:style-name="T12">numérotés</text:span><text:span text:style-name="T11"> et types de flux identifiés</text:span></text:p>
      <text:p text:style-name="P43"/>
      <text:h text:style-name="P59" text:outline-level="3"><text:bookmark text:name="__RefHeading__5882_806548298"/>. Logicielle (facultative)<text:bookmark-end text:name="__RefHeading__5882_806548298"/></text:h>
      <text:p text:style-name="P72"/>
      <text:p text:style-name="P72"/>
      <text:p text:style-name="P72"/>
      <text:h text:style-name="P57" text:outline-level="2"><text:bookmark text:name="__RefHeading__5884_806548298"/>. Briques applicatives<text:bookmark-end text:name="__RefHeading__5884_806548298"/></text:h>
      <text:h text:style-name="P59" text:outline-level="3"><text:bookmark text:name="__RefHeading__5886_806548298"/>. Urbanisme<text:bookmark-end text:name="__RefHeading__5886_806548298"/></text:h>
      <text:p text:style-name="P80">Etude d’urbanisme <field:fieldmark/><text:bookmark-start text:name="CaseACocher9"/><text:tab/><text:bookmark-end text:name="CaseACocher9"/><field:fieldmark-end/><field:fieldmark/>oui<field:fieldmark/><text:bookmark-start text:name="CaseACocher10"/> <text:bookmark-end text:name="CaseACocher10"/><field:fieldmark-end/><text:tab/><text:tab/><field:fieldmark/>non</text:p>
      <text:p text:style-name="P72">Dossier d’urbanisation<field:fieldmark/><text:tab/><field:fieldmark-end/><field:fieldmark/>oui<field:fieldmark/> <field:fieldmark-end/><text:tab/><text:tab/><field:fieldmark/>non</text:p>
      <text:p text:style-name="P72"/>
      <text:p text:style-name="P72">Echéance / date de validation de l’étude : <text:s text:c="2"/>jj/mm/aaaa</text:p>
      <text:p text:style-name="P72"/>
      <text:p text:style-name="COM1-COMMENTAIRE-ACTION"><text:span text:style-name="T13"></text:span> Décrire les actions d’urbanisme ou d’urbanisation liées à ce projet.</text:p>
      <text:p text:style-name="P72"/>
      <text:h text:style-name="P59" text:outline-level="3"><text:bookmark text:name="__RefHeading__5888_806548298"/>. <text:bookmark-start text:name="_Ref181501496"/>Briques applicatives<text:bookmark-end text:name="_Ref181501496"/><text:bookmark-end text:name="__RefHeading__5888_806548298"/></text:h>
      <text:h text:style-name="P70" text:outline-level="4">Brique B1 : aaa</text:h>
      <text:h text:style-name="P69" text:outline-level="4">Brique B2 : aab</text:h>
      <text:p text:style-name="COM1-COMMENTAIRE-ACTION"><text:span text:style-name="T13"></text:span> Description fonctionnelle et/ou description des données qui transitent et/ou description logicielle en fonction de l’importance du projet.</text:p>
      <text:p text:style-name="P72"/>
      <text:h text:style-name="P59" text:outline-level="3"><text:bookmark text:name="__RefHeading__5890_806548298"/>. Liste des zones de données<text:bookmark-end text:name="__RefHeading__5890_806548298"/></text:h>
      <text:p text:style-name="BON_20_BON_20_BON"><text:span text:style-name="T13"></text:span> Description fonctionnelle et/ou description des données de chaque base et des zones de stockage sur disque. Justifier succinctement l’architecture des bases. </text:p>
      <text:p text:style-name="P72"/>
      <text:h text:style-name="P59" text:outline-level="3"><text:bookmark text:name="__RefHeading__5892_806548298"/>. <text:bookmark-start text:name="_Ref181502254"/><text:bookmark-start text:name="_Ref181502248"/>Volumétrie Utilisateurs<text:bookmark-end text:name="__RefHeading__5892_806548298"/><text:bookmark-end text:name="_Ref181502254"/><text:bookmark-end text:name="_Ref181502248"/></text:h>
      <text:p text:style-name="COM1-COMMENTAIRE-ACTION">Identifiez les différentes population d’utilisateur, d’administrateur et les <text:span text:style-name="T6">effectifs</text:span> associés</text:p>
      <text:p text:style-name="P72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C"/>
        <table:table-column table:style-name="Tableau21.E"/>
        <table:table-column table:style-name="Tableau21.I"/>
        <table:table-row table:style-name="Tableau21.1">
          <table:table-cell table:style-name="Tableau21.A1" office:value-type="string">
            <text:p text:style-name="P88">N°</text:p>
          </table:table-cell>
          <table:table-cell table:style-name="Tableau21.A1" office:value-type="string">
            <text:p text:style-name="P88">Profil</text:p>
          </table:table-cell>
          <table:table-cell table:style-name="Tableau21.A1" office:value-type="string">
            <text:p text:style-name="P88">Direction ou métier</text:p>
          </table:table-cell>
          <table:table-cell table:style-name="Tableau21.A1" office:value-type="string">
            <text:p text:style-name="P88">Localisation</text:p>
          </table:table-cell>
          <table:table-cell table:style-name="Tableau21.A1" office:value-type="string">
            <text:p text:style-name="P88">Hors RIN / Dans RIN</text:p>
          </table:table-cell>
          <table:table-cell table:style-name="Tableau21.A1" office:value-type="string">
            <text:p text:style-name="P88">Single Sign On</text:p>
            <text:p text:style-name="P87">Poste de Tr.</text:p>
          </table:table-cell>
          <table:table-cell table:style-name="Tableau21.A1" office:value-type="string">
            <text:p text:style-name="P88">Déclarés</text:p>
          </table:table-cell>
          <table:table-cell table:style-name="Tableau21.A1" office:value-type="string">
            <text:p text:style-name="P88">Simultanés</text:p>
          </table:table-cell>
          <table:table-cell table:style-name="Tableau21.I1" office:value-type="string">
            <text:p text:style-name="P88">Concurrents</text:p>
          </table:table-cell>
        </table:table-row>
        <table:table-row table:style-name="Tableau21.1">
          <table:table-cell table:style-name="Tableau21.A2" office:value-type="string">
            <text:p text:style-name="P90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5"/>
          </table:table-cell>
          <table:table-cell table:style-name="Tableau21.A2" office:value-type="string">
            <text:p text:style-name="P96">Oui/Non</text:p>
          </table:table-cell>
          <table:table-cell table:style-name="Tableau21.A2" office:value-type="string">
            <text:p text:style-name="P95"/>
          </table:table-cell>
          <table:table-cell table:style-name="Tableau21.A2" office:value-type="string">
            <text:p text:style-name="P95"/>
          </table:table-cell>
          <table:table-cell table:style-name="Tableau21.I2" office:value-type="string">
            <text:p text:style-name="P95"/>
          </table:table-cell>
        </table:table-row>
        <table:table-row table:style-name="Tableau21.1"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2"/>
          </table:table-cell>
          <table:table-cell table:style-name="Tableau21.A2" office:value-type="string">
            <text:p text:style-name="P95"/>
          </table:table-cell>
          <table:table-cell table:style-name="Tableau21.A2" office:value-type="string">
            <text:p text:style-name="P95"/>
          </table:table-cell>
          <table:table-cell table:style-name="Tableau21.A2" office:value-type="string">
            <text:p text:style-name="P95"/>
          </table:table-cell>
          <table:table-cell table:style-name="Tableau21.A2" office:value-type="string">
            <text:p text:style-name="P95"/>
          </table:table-cell>
          <table:table-cell table:style-name="Tableau21.I2" office:value-type="string">
            <text:p text:style-name="P95"/>
          </table:table-cell>
        </table:table-row>
      </table:table>
      <text:p text:style-name="P72"/>
      <text:p text:style-name="COM1-COMMENTAIRE-ACTION"><text:span text:style-name="T13"></text:span> Texte d’explication</text:p>
      <text:p text:style-name="P72"/>
      <text:p text:style-name="P89"/>
      <text:h text:style-name="P57" text:outline-level="2"><text:bookmark text:name="__RefHeading__5894_806548298"/>. Flux et traitements applicatifs<text:bookmark-end text:name="__RefHeading__5894_806548298"/></text:h>
      <text:h text:style-name="P59" text:outline-level="3"><text:bookmark text:name="__RefHeading__5896_806548298"/>. Cartographie des flux<text:bookmark-end text:name="__RefHeading__5896_806548298"/></text:h>
      <text:p text:style-name="P75">Lien vers le fichier EXCEL associé : </text:p>
      <text:p text:style-name="P75"/>
      <text:p text:style-name="COM1-COMMENTAIRE-ACTION"><text:span text:style-name="T13"></text:span> Texte d’explication</text:p>
      <text:p text:style-name="P76"/>
      <text:p text:style-name="P72"/>
      <text:p text:style-name="P76"/>
      <text:h text:style-name="P59" text:outline-level="3"><text:bookmark text:name="__RefHeading__5898_806548298"/>. Traitements applicatifs<text:bookmark-end text:name="__RefHeading__5898_806548298"/></text:h>
      <text:p text:style-name="P72"/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G"/>
        <table:table-row table:style-name="Tableau22.1">
          <table:table-cell table:style-name="Tableau22.A1" office:value-type="string">
            <text:p text:style-name="P27">Nom du Traitement</text:p>
          </table:table-cell>
          <table:table-cell table:style-name="Tableau22.A1" office:value-type="string">
            <text:p text:style-name="P27">type de batch</text:p>
          </table:table-cell>
          <table:table-cell table:style-name="Tableau22.A1" office:value-type="string">
            <text:p text:style-name="P27">machine d'exécution</text:p>
          </table:table-cell>
          <table:table-cell table:style-name="Tableau22.A1" office:value-type="string">
            <text:p text:style-name="P27">fréquence</text:p>
          </table:table-cell>
          <table:table-cell table:style-name="Tableau22.A1" office:value-type="string">
            <text:p text:style-name="P27">Durée estimée (moy. – max)</text:p>
          </table:table-cell>
          <table:table-cell table:style-name="Tableau22.A1" office:value-type="string">
            <text:p text:style-name="P27">Horaire / déclencheur</text:p>
          </table:table-cell>
          <table:table-cell table:style-name="Tableau22.G1" office:value-type="string">
            <text:p text:style-name="P27">exigences qualité</text:p>
          </table:table-cell>
        </table:table-row>
        <table:table-row table:style-name="Tableau22.1">
          <table:table-cell table:style-name="Tableau22.A2" office:value-type="string">
            <text:p text:style-name="P29"/>
          </table:table-cell>
          <table:table-cell table:style-name="Tableau22.A2" office:value-type="string">
            <text:p text:style-name="P34"/>
          </table:table-cell>
          <table:table-cell table:style-name="Tableau22.A2" office:value-type="string">
            <text:p text:style-name="P34"/>
          </table:table-cell>
          <table:table-cell table:style-name="Tableau22.A2" office:value-type="string">
            <text:p text:style-name="P34"/>
          </table:table-cell>
          <table:table-cell table:style-name="Tableau22.A2" office:value-type="string">
            <text:p text:style-name="P34"/>
          </table:table-cell>
          <table:table-cell table:style-name="Tableau22.A2" office:value-type="string">
            <text:p text:style-name="P34"/>
          </table:table-cell>
          <table:table-cell table:style-name="Tableau22.G2" office:value-type="string">
            <text:p text:style-name="P34"/>
          </table:table-cell>
        </table:table-row>
      </table:table>
      <text:p text:style-name="P72"/>
      <text:p text:style-name="COM1-COMMENTAIRE-ACTION"><text:span text:style-name="T13"></text:span> Texte d’explication</text:p>
      <text:p text:style-name="P72"/>
      <text:p text:style-name="P51"/>
      <text:h text:style-name="P59" text:outline-level="3"><text:bookmark text:name="__RefHeading__5900_806548298"/>. Editions, impressions<text:bookmark-end text:name="__RefHeading__5900_806548298"/></text:h>
      <text:p text:style-name="P72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 table:style-name="Tableau23.1">
          <table:table-cell table:style-name="Tableau23.A1" office:value-type="string">
            <text:p text:style-name="P30">Localisation</text:p>
          </table:table-cell>
          <table:table-cell table:style-name="Tableau23.A1" office:value-type="string">
            <text:p text:style-name="P30">Volume</text:p>
          </table:table-cell>
          <table:table-cell table:style-name="Tableau23.A1" office:value-type="string">
            <text:p text:style-name="P30">Fréquence</text:p>
          </table:table-cell>
          <table:table-cell table:style-name="Tableau23.D1" office:value-type="string">
            <text:p text:style-name="P30">Qualité</text:p>
          </table:table-cell>
        </table:table-row>
        <table:table-row table:style-name="Tableau23.1">
          <table:table-cell table:style-name="Tableau23.A2" office:value-type="string">
            <text:p text:style-name="P31"/>
          </table:table-cell>
          <table:table-cell table:style-name="Tableau23.A2" office:value-type="string">
            <text:p text:style-name="P38"/>
          </table:table-cell>
          <table:table-cell table:style-name="Tableau23.A2" office:value-type="string">
            <text:p text:style-name="P38"/>
          </table:table-cell>
          <table:table-cell table:style-name="Tableau23.D2" office:value-type="string">
            <text:p text:style-name="P38"/>
          </table:table-cell>
        </table:table-row>
      </table:table>
      <text:p text:style-name="P72"/>
      <text:p text:style-name="COM1-COMMENTAIRE-ACTION"><text:span text:style-name="T13"></text:span> Texte d’explication</text:p>
      <text:p text:style-name="P72"/>
      <text:p text:style-name="P46"/>
      <text:h text:style-name="P59" text:outline-level="3"><text:bookmark text:name="__RefHeading__5902_806548298"/>. Analyse des flux vu du PRA<text:bookmark-end text:name="__RefHeading__5902_806548298"/></text:h>
      <text:p text:style-name="COM1-COMMENTAIRE-ACTION">-Flux reçu vital (Oui / Non) : un flux est vital pour une application si, du point de vue métier, la réception de ce flux est nécessaire au bon déroulement d'un processus critique.</text:p>
      <text:p text:style-name="COM1-COMMENTAIRE-ACTION"/>
      <text:p text:style-name="COM1-COMMENTAIRE-ACTION">-Flux reçu bloquant (Oui / Non) : un flux est bloquant pour une application si sa non intégration bloque le fonctionnement de celle-ci, </text:p>
      <text:p text:style-name="COM1-COMMENTAIRE-ACTION"/>
      <text:p text:style-name="COM1-COMMENTAIRE-ACTION">-Evénement déclencheur : information sur l’événement qui déclenche <text:s/>l’intégration du flux reçu ou la génération du flux sortant, </text:p>
      <text:p text:style-name="COM1-COMMENTAIRE-ACTION"/>
      <text:p text:style-name="COM1-COMMENTAIRE-ACTION">-Possibilité de régénération des flux sortants (Oui / Non) : l'application est-elle en mesure de reconstituer ce flux, éventuellement vital pour l'application destinatrice ? </text:p>
      <text:p text:style-name="P45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32">N°</text:p>
          </table:table-cell>
          <table:table-cell table:style-name="Tableau24.A1" office:value-type="string">
            <text:p text:style-name="P32">Vital</text:p>
          </table:table-cell>
          <table:table-cell table:style-name="Tableau24.A1" office:value-type="string">
            <text:p text:style-name="P32">Evénement déclencheur</text:p>
          </table:table-cell>
          <table:table-cell table:style-name="Tableau24.D1" office:value-type="string">
            <text:p text:style-name="P32">Régénération possible</text:p>
          </table:table-cell>
        </table:table-row>
        <table:table-row table:style-name="Tableau24.1">
          <table:table-cell table:style-name="Tableau24.A2" office:value-type="string">
            <text:p text:style-name="P121"/>
          </table:table-cell>
          <table:table-cell table:style-name="Tableau24.A2" office:value-type="string">
            <text:p text:style-name="P39"/>
          </table:table-cell>
          <table:table-cell table:style-name="Tableau24.A2" office:value-type="string">
            <text:p text:style-name="P39"/>
          </table:table-cell>
          <table:table-cell table:style-name="Tableau24.D2" office:value-type="string">
            <text:p text:style-name="P39"/>
          </table:table-cell>
        </table:table-row>
        <table:table-row table:style-name="Tableau24.1">
          <table:table-cell table:style-name="Tableau24.A2" office:value-type="string">
            <text:p text:style-name="P39"/>
          </table:table-cell>
          <table:table-cell table:style-name="Tableau24.A2" office:value-type="string">
            <text:p text:style-name="P39"/>
          </table:table-cell>
          <table:table-cell table:style-name="Tableau24.A2" office:value-type="string">
            <text:p text:style-name="P39"/>
          </table:table-cell>
          <table:table-cell table:style-name="Tableau24.D2" office:value-type="string">
            <text:p text:style-name="P39"/>
          </table:table-cell>
        </table:table-row>
      </table:table>
      <text:p text:style-name="Corps_20_de_20_chapitre"/>
      <text:h text:style-name="P57" text:outline-level="2"><text:bookmark text:name="__RefHeading__5904_806548298"/>. Sécurité applicative<text:bookmark-end text:name="__RefHeading__5904_806548298"/></text:h>
      <text:h text:style-name="P59" text:outline-level="3"><text:bookmark text:name="__RefHeading__5906_806548298"/>. Identification<text:bookmark-end text:name="__RefHeading__5906_806548298"/></text:h>
      <text:p text:style-name="P72"/>
      <text:h text:style-name="P67" text:outline-level="4">Utilisateurs internes</text:h>
      <text:p text:style-name="COM2_20_-_20_COMMENTAIRE-TEXTE">CF remarques GARDIAN</text:p>
      <text:p text:style-name="COM1-COMMENTAIRE-ACTION">Identification SESAME :</text:p>
      <text:p text:style-name="COM1-COMMENTAIRE-ACTION">Rappel de la DCT-2001-008-V2-ann-sec : L’identifiant court est obligatoire. En outre, il est possible de gérer l’adresse de messagerie d'Entreprise.</text:p>
      <text:p text:style-name="COM1-COMMENTAIRE-ACTION">Voir guide de rédaction.</text:p>
      <text:p text:style-name="P72"/>
      <text:h text:style-name="P67" text:outline-level="4">Utilisateurs externes</text:h>
      <text:p text:style-name="COM1-COMMENTAIRE-ACTION">ne pas décrire si identique au « Utilisateurs internes »</text:p>
      <text:p text:style-name="P72"/>
      <text:h text:style-name="P67" text:outline-level="4">Administrateurs</text:h>
      <text:p text:style-name="COM1-COMMENTAIRE-ACTION">ne pas décrire si identique aux « Utilisateurs internes »</text:p>
      <text:p text:style-name="P91"/>
      <text:h text:style-name="P59" text:outline-level="3"><text:bookmark text:name="__RefHeading__5908_806548298"/>Authentification<text:bookmark-end text:name="__RefHeading__5908_806548298"/></text:h>
      <text:h text:style-name="P67" text:outline-level="4">Utilisateurs internes</text:h>
      <text:p text:style-name="P72"/>
      <text:p text:style-name="P72">Authentification SESAME :</text:p>
      <text:p text:style-name="P77">Note : sera fait dans une seconde phase</text:p>
      <text:p text:style-name="P72"><field:fieldmark text:name="__Fieldmark__21846_1428925888" field:type=""/><text:s/>Oui (dans ce cas, ne pas remplir la « Gestion des mots de passe » ci-dessous)<field:fieldmark-end/></text:p>
      <text:p text:style-name="P106"><field:fieldmark text:name="__Fieldmark__21850_1428925888" field:type=""/><text:s/>https<field:fieldmark-end/></text:p>
      <text:p text:style-name="P106"><field:fieldmark text:name="__Fieldmark__21854_1428925888" field:type=""/><text:s/>LDAPs<field:fieldmark-end/></text:p>
      <text:p text:style-name="P120"><text:span text:style-name="T13"></text:span> Si non indiquer date de mise en œuvre prévisionnelle(dérogation)</text:p>
      <text:p text:style-name="P106"/>
      <text:p text:style-name="P72"><field:fieldmark text:name="__Fieldmark__21864_1428925888" field:type=""/><text:s/>Non : <field:fieldmark-end/></text:p>
      <text:p text:style-name="P120"><text:span text:style-name="T13"></text:span> décrire le mécanisme d’authentification (si l’authentification se fait par mot de passe, ce choix nécessite de remplir « la gestion des mots de passe » ci-dessous ainsi qu’une demande de dérogation à mentionner au § 3.5 "Demande de dérogation")</text:p>
      <text:p text:style-name="P73"/>
      <text:p text:style-name="P74">Authentification par :</text:p>
      <text:p text:style-name="P74"><field:fieldmark text:name="__Fieldmark__21876_1428925888" field:type=""/><text:s/>Annuaire LDAP (Mot de passe)<field:fieldmark-end/></text:p>
      <text:p text:style-name="P74"><field:fieldmark text:name="__Fieldmark__21880_1428925888" field:type=""/><text:s/><text:span text:style-name="T17">Base de données (Mot de passe)</text:span><field:fieldmark-end/></text:p>
      <text:p text:style-name="P74"><field:fieldmark text:name="__Fieldmark__21886_1428925888" field:type=""/><text:s/>SecurID<field:fieldmark-end/></text:p>
      <text:p text:style-name="P74"><field:fieldmark text:name="__Fieldmark__21890_1428925888" field:type=""/><text:s/>Certificat PKI<field:fieldmark-end/></text:p>
      <text:p text:style-name="P74"><field:fieldmark text:name="__Fieldmark__21894_1428925888" field:type=""/><text:s/>Active Directory (Décrire dans le paragraphe correspondant)<field:fieldmark-end/></text:p>
      <text:p text:style-name="P74"><field:fieldmark text:name="__Fieldmark__21898_1428925888" field:type=""/><text:s/>Autre : <text:span text:style-name="T18"></text:span><text:span text:style-name="T19"> décrire le moyen d’authentification</text:span><field:fieldmark-end/></text:p>
      <text:p text:style-name="P72"/>
      <text:p text:style-name="P72">Gestion des cookies :<text:span text:style-name="BON_20_BON_20_BON_20_Car"> </text:span><text:span text:style-name="T13"></text:span> décrire les cookies et préciser s’ils sont stockés sur le poste de travail de l’utilisateur</text:p>
      <text:h text:style-name="P65" text:outline-level="5">Authentification dérogatoire par Active Directory si case ci-dessus cochée.</text:h>
      <text:p text:style-name="COM2_20_-_20_COMMENTAIRE-TEXTE">Décrire le mode d’authentification (NTLM, Kerberos, …) et le processus de gestion associé.</text:p>
      <text:p text:style-name="Standard"/>
      <text:h text:style-name="P66" text:outline-level="5">Gestion des mots de passe <text:span text:style-name="T24">(uniquement si non authentification SESAME)</text:span></text:h>
      <text:p text:style-name="P72">Format des mots de passe : </text:p>
      <text:p text:style-name="COM1-COMMENTAIRE-ACTION"><text:span text:style-name="T13"></text:span> décrire le format (taille minimum et/ou maximum, lettres et/ou chiffres acceptés, minuscules et/ou majuscules acceptées, caractères spéciaux acceptés (si oui, lesquels?)… )</text:p>
      <text:p text:style-name="COM1-COMMENTAIRE-ACTION"><text:span text:style-name="T14"></text:span><text:span text:style-name="T26"> La PSSI (DIR-PCA) décrit les directives concernant les mots de passe</text:span></text:p>
      <text:p text:style-name="P72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7">1</text:p>
          </table:table-cell>
          <table:table-cell table:style-name="Tableau25.A1" office:value-type="string">
            <text:p text:style-name="P92"><text:span text:style-name="T25">Format des mots de passe :</text:span><text:span text:style-name="T20"> </text:span><text:span text:style-name="T21">décrire le format:</text:span><text:span text:style-name="T20"> </text:span></text:p>
            <text:p text:style-name="P92"><text:span text:style-name="T22"/></text:p>
            <text:p text:style-name="P98">ˆ[ˆ\s]{8, 10}$ </text:p>
          </table:table-cell>
          <table:table-cell table:style-name="Tableau25.C1" office:value-type="string">
            <text:p text:style-name="P104">Taille minimum :<text:span text:style-name="T17"> 8</text:span></text:p>
            <text:p text:style-name="P103">Taille maximum : <text:span text:style-name="T17">10</text:span></text:p>
            <text:p text:style-name="P105"><text:span text:style-name="T20">Complexité (L</text:span><text:span text:style-name="T23">ettres et/ou chiffres acceptés, minuscules et/ou majuscules acceptées, caractères spéciaux acceptés (si oui, lesquels?)… ) :</text:span></text:p>
          </table:table-cell>
        </table:table-row>
        <table:table-row table:style-name="Tableau25.1">
          <table:table-cell table:style-name="Tableau25.A1" office:value-type="string">
            <text:p text:style-name="P100">2</text:p>
          </table:table-cell>
          <table:table-cell table:style-name="Tableau25.A1" office:value-type="string">
            <text:p text:style-name="P100">Qui peut changer le mot de passe ?</text:p>
          </table:table-cell>
          <table:table-cell table:style-name="Tableau25.C1" office:value-type="string">
            <text:p text:style-name="P94"><field:fieldmark/><text:s/><field:fieldmark-end/><field:fieldmark/><text:s/><text:span text:style-name="T17">Utilisateu</text:span><field:fieldmark/><text:span text:style-name="T17">r</text:span><field:fieldmark-end/> <text:s/><field:fieldmark/><text:s/><text:span text:style-name="T17">Administrateur</text:span></text:p>
          </table:table-cell>
        </table:table-row>
        <table:table-row table:style-name="Tableau25.3">
          <table:table-cell table:style-name="Tableau25.A1" office:value-type="string">
            <text:p text:style-name="P100">3</text:p>
          </table:table-cell>
          <table:table-cell table:style-name="Tableau25.A1" office:value-type="string">
            <text:p text:style-name="P100">Changement du mot de passe :</text:p>
            <text:p text:style-name="P99">A la première connexion</text:p>
            <text:p text:style-name="P99"/>
            <text:p text:style-name="P99">Après réinitialisation du mot de passe</text:p>
            <text:p text:style-name="P99"/>
          </table:table-cell>
          <table:table-cell table:style-name="Tableau25.C1" office:value-type="string">
            <text:p text:style-name="P94"/>
            <text:p text:style-name="P93"><text:s/></text:p>
            <text:p text:style-name="P93"><field:fieldmark text:name="__Fieldmark__22009_1428925888" field:type=""/><text:s/><text:span text:style-name="T17">Oui </text:span><text:s text:c="11"/><field:fieldmark text:name="__Fieldmark__22009_1428925888" field:type=""/><text:s/><field:fieldmark-end/><field:fieldmark text:name="__Fieldmark__22009_1428925888" field:type=""/><text:s/>Non<field:fieldmark-end/></text:p>
            <text:p text:style-name="P93"/>
            <text:p text:style-name="P93"><field:fieldmark/><text:s/><field:fieldmark-end/><field:fieldmark/><text:s/><text:span text:style-name="T17">Oui</text:span> <text:s text:c="9"/><field:fieldmark/><text:s/><field:fieldmark-end/><text:s text:c="2"/><field:fieldmark/><text:s/>Non</text:p>
          </table:table-cell>
        </table:table-row>
        <table:table-row table:style-name="Tableau25.1">
          <table:table-cell table:style-name="Tableau25.A1" office:value-type="string">
            <text:p text:style-name="P100">4</text:p>
          </table:table-cell>
          <table:table-cell table:style-name="Tableau25.A1" office:value-type="string">
            <text:p text:style-name="P100">Obligation de changer le mot de passe tous les</text:p>
          </table:table-cell>
          <table:table-cell table:style-name="Tableau25.C1" office:value-type="string">
            <text:p text:style-name="P94"/>
            <text:p text:style-name="P93">----- <text:s/><text:span text:style-name="T31">mois </text:span><text:span text:style-name="T32">Non</text:span></text:p>
          </table:table-cell>
        </table:table-row>
        <table:table-row table:style-name="Tableau25.1">
          <table:table-cell table:style-name="Tableau25.A1" office:value-type="string">
            <text:p text:style-name="P100">5</text:p>
          </table:table-cell>
          <table:table-cell table:style-name="Tableau25.A1" office:value-type="string">
            <text:p text:style-name="P100">Dictionnaire des mots de passe interdits</text:p>
          </table:table-cell>
          <table:table-cell table:style-name="Tableau25.C1" office:value-type="string">
            <text:p text:style-name="P94"/>
            <text:p text:style-name="P93"><field:fieldmark/><text:s/><field:fieldmark-end/><field:fieldmark/><text:s/>Oui <text:s text:c="9"/><field:fieldmark/><text:s/><field:fieldmark-end/><text:s text:c="2"/><field:fieldmark/><text:s/><text:span text:style-name="T17">Non</text:span></text:p>
          </table:table-cell>
        </table:table-row>
        <table:table-row table:style-name="Tableau25.1">
          <table:table-cell table:style-name="Tableau25.A1" office:value-type="string">
            <text:p text:style-name="P100">6</text:p>
          </table:table-cell>
          <table:table-cell table:style-name="Tableau25.A1" office:value-type="string">
            <text:p text:style-name="P100">Conservation historique des</text:p>
          </table:table-cell>
          <table:table-cell table:style-name="Tableau25.C1" office:value-type="string">
            <text:p text:style-name="P94"/>
            <text:p text:style-name="P93"><text:s/>-----<text:span text:style-name="T31"> derniers mots de passe </text:span><text:span text:style-name="T32">Non</text:span></text:p>
          </table:table-cell>
        </table:table-row>
        <table:table-row table:style-name="Tableau25.1">
          <table:table-cell table:style-name="Tableau25.A1" office:value-type="string">
            <text:p text:style-name="P92">7</text:p>
          </table:table-cell>
          <table:table-cell table:style-name="Tableau25.A1" office:value-type="string">
            <text:p text:style-name="P92"/>
            <text:p text:style-name="P91">Mots de passe stockés chiffrés<text:span text:style-name="T31"> dans </text:span>le référentiel des mots de passe :</text:p>
            <text:p text:style-name="P91"/>
            <text:p text:style-name="P91">Si oui préciser l’algorithme et la taille des clés de chiffrement</text:p>
          </table:table-cell>
          <table:table-cell table:style-name="Tableau25.C1" office:value-type="string">
            <text:p text:style-name="P94"/>
            <text:p text:style-name="P93"><field:fieldmark/><text:s/><field:fieldmark-end/><field:fieldmark/><text:s/><text:span text:style-name="T17">Oui SHA-512(86 caractères) </text:span><text:s text:c="9"/><field:fieldmark/><text:s/><field:fieldmark-end/><text:s text:c="2"/><field:fieldmark/><text:s/>Non</text:p>
          </table:table-cell>
        </table:table-row>
        <table:table-row table:style-name="Tableau25.1">
          <table:table-cell table:style-name="Tableau25.A1" office:value-type="string">
            <text:p text:style-name="P101"/>
          </table:table-cell>
          <table:table-cell table:style-name="Tableau25.A1" office:value-type="string">
            <text:p text:style-name="P97">Parmi les items précédents, lesquels sont des contraintes du produit ?</text:p>
          </table:table-cell>
          <table:table-cell table:style-name="Tableau25.C1" office:value-type="string">
            <text:p text:style-name="P102">Tous</text:p>
          </table:table-cell>
        </table:table-row>
      </table:table>
      <text:p text:style-name="P72"/>
      <text:p text:style-name="P72"/>
      <text:p text:style-name="P72"/>
      <text:p text:style-name="COM1-COMMENTAIRE-ACTION"><text:span text:style-name="T13"></text:span> si plusieurs référentiels, décrire également les mécanismes de synchronisation des mots de passe entre chaque référentiel</text:p>
      <text:p text:style-name="COM1-COMMENTAIRE-ACTION"/>
      <text:p text:style-name="COM1-COMMENTAIRE-ACTION"><text:span text:style-name="T13"></text:span> si d’autres mécanismes de vérification de la force des mots de passe sont mis en œuvre, les décrire</text:p>
      <text:p text:style-name="COM1-COMMENTAIRE-ACTION"/>
      <text:p text:style-name="COM1-COMMENTAIRE-ACTION"><text:span text:style-name="T13"></text:span> décrire la façon de transmettre le mot de passe initial à l’utilisateur (il doit être changé obligatoirement à la première connexion).</text:p>
      <text:p text:style-name="COM1-COMMENTAIRE-ACTION"/>
      <text:p text:style-name="COM1-COMMENTAIRE-ACTION"><text:span text:style-name="T13"></text:span> décrire comment se fait l’authentification de l’utilisateur en cas de perte et réinitialisation du mot de passe.</text:p>
      <text:p text:style-name="COM1-COMMENTAIRE-ACTION"/>
      <text:p text:style-name="COM1-COMMENTAIRE-ACTION"><text:span text:style-name="T13"></text:span><text:span text:style-name="T25"> décrire l’algorithme et la taille des clés de chiffrement : </text:span></text:p>
      <text:p text:style-name="P118"/>
      <text:p text:style-name="COM1-COMMENTAIRE-ACTION"><text:span text:style-name="T13"></text:span><text:span text:style-name="T25"> décrire les outils et la procédure de changement des mots de passe : </text:span></text:p>
      <text:p text:style-name="P91"/>
      <text:h text:style-name="P67" text:outline-level="4"><text:s/>Utilisateurs externes </text:h>
      <text:p text:style-name="P91"/>
      <text:p text:style-name="COM1-COMMENTAIRE-ACTION">ne pas décrire si identique au « Utilisateurs internes »</text:p>
      <text:p text:style-name="COM1-COMMENTAIRE-ACTION">sinon reprendre les mêmes question et tableaux que dans le § Utilisateurs internes.</text:p>
      <text:p text:style-name="P91"/>
      <text:h text:style-name="P67" text:outline-level="4"><text:s/>Administrateurs</text:h>
      <text:p text:style-name="P107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s et tableaux que dans le § Utilisateurs internes.</text:p>
      <text:p text:style-name="COM1-COMMENTAIRE-ACTION"/>
      <text:h text:style-name="P60" text:outline-level="3"><text:bookmark text:name="__RefHeading__5910_806548298"/>Gestion des droits et des comptes<text:bookmark-end text:name="__RefHeading__5910_806548298"/></text:h>
      <text:p text:style-name="P72"><text:soft-page-break/></text:p>
      <text:h text:style-name="P67" text:outline-level="4">Utilisateurs internes</text:h>
      <text:h text:style-name="P66" text:outline-level="5">Outil de gestion des comptes</text:h>
      <text:p text:style-name="P81"><field:fieldmark text:name="__Fieldmark__22192_1428925888" field:type=""/><text:span text:style-name="T33"><text:s/></text:span><text:span text:style-name="T34">Gestion via IHM (ligne de commandes)</text:span><field:fieldmark-end/></text:p>
      <text:p text:style-name="P72"><field:fieldmark text:name="__Fieldmark__22202_1428925888" field:type=""/><text:span text:style-name="T33"><text:s/>Autre</text:span><field:fieldmark-end/></text:p>
      <text:p text:style-name="P78"/>
      <text:p text:style-name="COM1-COMMENTAIRE-ACTION"><text:span text:style-name="T13"></text:span><text:span text:style-name="T33"> description de l’outil de gestion des utilisateurs et des droits d’accès.</text:span></text:p>
      <text:p text:style-name="P78"/>
      <text:h text:style-name="P66" text:outline-level="5">Processus de gestion des droits</text:h>
      <text:p text:style-name="COM1-COMMENTAIRE-ACTION">Pour la portabilité vers IAM/GARDIAN, les droits applicatifs doivent obligatoirement être gérés via des profils (cf guide) </text:p>
      <text:p text:style-name="COM1-COMMENTAIRE-ACTION"><text:span text:style-name="T13"></text:span> gestion des profils utilisateurs externes et administration fonctionnelle de leurs droits d’accès (comment sont gérés les profils ? où sont stockées les habilitations ? quelle est la procédure technique de création d'un profil ? d'affectation d'un profil à un utilisateur ? faut-il des droits particuliers (ex : administrateurs fonctionnels ou techniques) ? )</text:p>
      <text:p text:style-name="COM1-COMMENTAIRE-ACTION"/>
      <text:p text:style-name="COM1-COMMENTAIRE-ACTION"><text:span text:style-name="T13"></text:span> décrire comment sont tracées les demandes, comment sont révoqués les droits non utilisés, comment un état de tous les droits attribués en cours peut être obtenu.</text:p>
      <text:p text:style-name="P77">Il y a deux types de droits : utilisateur et administrateur. Les administrateurs gèrent les droits.</text:p>
      <text:h text:style-name="P67" text:outline-level="4">Utilisateurs externes</text:h>
      <text:p text:style-name="P53">Non applicable.</text:p>
      <text:p text:style-name="P72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67" text:outline-level="4">Administrateurs</text:h>
      <text:p text:style-name="P52"><text:span text:style-name="T17">Tout utilisateur du SI ayant un compte sur les machines de l'infrastructure VISHNU (non root) peut être enregistré comme administrateur VISHNU.</text:span> <text:s/></text:p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62" text:outline-level="3"><text:bookmark text:name="__RefHeading__5912_806548298"/>Gestion comptes techniques<text:bookmark-end text:name="__RefHeading__5912_806548298"/></text:h>
      <text:h text:style-name="P68" text:outline-level="4">Description des comptes techniques</text:h>
      <text:p text:style-name="COM1-COMMENTAIRE-ACTION">Description de chaque compte technique (Oracle, FTP, CFT, …) :</text:p>
      <text:p text:style-name="COM1-COMMENTAIRE-ACTION">Attention !!! Ces informations ne sont pas toutes disponibles en début de projet et devront faire l’objet d’une mise à jour sous la responsabilité du projet ultérieurement.</text:p>
      <text:p text:style-name="P72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 table:number-columns-repeated="2"/>
        <table:table-column table:style-name="Tableau26.F"/>
        <table:table-row table:style-name="Tableau26.1">
          <table:table-cell table:style-name="Tableau26.A1" office:value-type="string">
            <text:p text:style-name="P28">Type de compte</text:p>
          </table:table-cell>
          <table:table-cell table:style-name="Tableau26.A1" office:value-type="string">
            <text:p text:style-name="P28">Description simple </text:p>
          </table:table-cell>
          <table:table-cell table:style-name="Tableau26.A1" office:value-type="string">
            <text:p text:style-name="P28">Compte générique (oui/non)</text:p>
          </table:table-cell>
          <table:table-cell table:style-name="Tableau26.A1" office:value-type="string">
            <text:p text:style-name="P28">Droits restreints sur (tables, fichiers, batchs,…)</text:p>
          </table:table-cell>
          <table:table-cell table:style-name="Tableau26.A1" office:value-type="string">
            <text:p text:style-name="P28">Outils de gestion des comptes</text:p>
          </table:table-cell>
          <table:table-cell table:style-name="Tableau26.F1" office:value-type="string">
            <text:p text:style-name="P28">Format et gestion des mots de passe</text:p>
          </table:table-cell>
        </table:table-row>
        <table:table-row table:style-name="Tableau26.1">
          <table:table-cell table:style-name="Tableau26.A2" office:value-type="string">
            <text:p text:style-name="P40">Oracle, FTP, CFT, …</text:p>
          </table:table-cell>
          <table:table-cell table:style-name="Tableau26.A2" office:value-type="string">
            <text:p text:style-name="P36">Connexion base de données</text:p>
          </table:table-cell>
          <table:table-cell table:style-name="Tableau26.A2" office:value-type="string">
            <text:p text:style-name="P37">oui</text:p>
          </table:table-cell>
          <table:table-cell table:style-name="Tableau26.A2" office:value-type="string">
            <text:p text:style-name="P37">non</text:p>
          </table:table-cell>
          <table:table-cell table:style-name="Tableau26.A2" office:value-type="string">
            <text:p text:style-name="P35">Mêmes réponses que dans la section 2.4.3</text:p>
          </table:table-cell>
          <table:table-cell table:style-name="Tableau26.F2" office:value-type="string">
            <text:p text:style-name="P33">Respect format PSSI</text:p>
            <text:p text:style-name="P41"><text:span text:style-name="T35">-PCA-34</text:span></text:p>
            <text:p text:style-name="P41"><text:span text:style-name="T15"></text:span><text:span text:style-name="T27"> Oui</text:span></text:p>
            <text:p text:style-name="P41"><text:span text:style-name="T16"></text:span><text:span text:style-name="T28"> Non</text:span><text:span text:style-name="T36"> </text:span></text:p>
          </table:table-cell>
        </table:table-row>
        <table:table-row table:style-name="Tableau26.1">
          <table:table-cell table:style-name="Tableau26.A2" office:value-type="string">
            <text:p text:style-name="P40">Oracle, FTP, CFT, …</text:p>
          </table:table-cell>
          <table:table-cell table:style-name="Tableau26.A2" office:value-type="string">
            <text:p text:style-name="P36">Mail</text:p>
          </table:table-cell>
          <table:table-cell table:style-name="Tableau26.A2" office:value-type="string">
            <text:p text:style-name="P37">oui</text:p>
          </table:table-cell>
          <table:table-cell table:style-name="Tableau26.A2" office:value-type="string">
            <text:p text:style-name="P116">Cf script d'envoi de mail</text:p>
          </table:table-cell>
          <table:table-cell table:style-name="Tableau26.A2" office:value-type="string">
            <text:p text:style-name="P35">Mêmes réponses que dans la section 2.4.3</text:p>
          </table:table-cell>
          <table:table-cell table:style-name="Tableau26.F2" office:value-type="string">
            <text:p text:style-name="P33">Respect format PSSI</text:p>
            <text:p text:style-name="P41"><text:span text:style-name="T35">IR-PCA-34</text:span></text:p>
            <text:p text:style-name="P41"><text:span text:style-name="T15"></text:span><text:span text:style-name="T27"> Oui</text:span></text:p>
            <text:p text:style-name="P42"><text:span text:style-name="T15"></text:span><text:span text:style-name="T27"> Non</text:span><text:span text:style-name="T36"> </text:span></text:p>
          </table:table-cell>
        </table:table-row>
      </table:table>
      <text:h text:style-name="P68" text:outline-level="4" text:is-list-header="true"/>
      <text:h text:style-name="P68" text:outline-level="4">Sécurisation des comptes techniques</text:h>
      <text:p text:style-name="COM1-COMMENTAIRE-ACTION"><text:span text:style-name="T13"></text:span> Décrire les moyens mis en œuvre pour la protection des comptes techniques : chiffrement, droits système, stockage en base, processus de renouvellement à chaque montée de version ou à chaque changement de MCO...</text:p>
      <text:p text:style-name="P108"/>
      <text:h text:style-name="P59" text:outline-level="3"><text:bookmark-start text:name="_Ref183245345"/><text:bookmark-start text:name="_Ref183245326"/><text:bookmark-start text:name="_Ref183245232"/><text:bookmark-start text:name="_Ref183245198"/><text:bookmark-start text:name="_Ref181501250"/><text:bookmark-start text:name="_Ref181501245"/><text:bookmark-start text:name="_Ref181501241"/><text:bookmark-start text:name="_Ref181501211"/><text:bookmark-start text:name="_Ref181501166"/><text:bookmark text:name="__RefHeading__5914_806548298"/>Gestion des données<text:bookmark-end text:name="_Ref183245345"/><text:bookmark-end text:name="_Ref183245326"/><text:bookmark-end text:name="_Ref183245232"/><text:bookmark-end text:name="_Ref183245198"/><text:bookmark-end text:name="_Ref181501250"/><text:bookmark-end text:name="_Ref181501245"/><text:bookmark-end text:name="_Ref181501241"/><text:bookmark-end text:name="_Ref181501211"/><text:bookmark-end text:name="_Ref181501166"/><text:bookmark-end text:name="__RefHeading__5914_806548298"/></text:h>
      <text:h text:style-name="P67" text:outline-level="4">Protection des données sensibles (hors mots de passe)</text:h>
      <text:p text:style-name="P82"><field:fieldmark text:name="__Fieldmark__22407_1428925888" field:type=""/><text:s/>Chiffrement des données stockées<text:tab/>:<field:fieldmark-end/></text:p>
      <text:p text:style-name="COM1-COMMENTAIRE-ACTION"><text:span text:style-name="T13"></text:span> description (quelles données, algorithme et taille des clés de chiffrement,…)</text:p>
      <text:p text:style-name="P84">Non</text:p>
      <text:p text:style-name="P82"><field:fieldmark text:name="__Fieldmark__30997_1428925888" field:type=""/><text:s/>Autre mécanisme de protection des données stockées <field:fieldmark-end/>:<field:fieldmark-end/></text:p>
      <text:p text:style-name="COM1-COMMENTAIRE-ACTION"><text:span text:style-name="T13"></text:span> description</text:p>
      <text:p text:style-name="P84">Non</text:p>
      <text:p text:style-name="P82"><field:fieldmark text:name="__Fieldmark__30996_1428925888" field:type=""/><text:s/>Chiffrement des échanges <field:fieldmark-end/>:<field:fieldmark-end/></text:p>
      <text:p text:style-name="COM1-COMMENTAIRE-ACTION"><text:span text:style-name="T13"></text:span> description (quels échanges et quelles données, algorithme et taille des clés de chiffrement,…)</text:p>
      <text:p text:style-name="P84">Non</text:p>
      <text:h text:style-name="P68" text:outline-level="4">Garantie d’intégrité des données souhaitée ?</text:h>
      <text:p text:style-name="P82"><field:fieldmark text:name="__Fieldmark__30995_1428925888" field:type=""/><text:s/>Oui : Etude à faire par les expert<field:fieldmark-end/>s<field:fieldmark-end/></text:p>
      <text:p text:style-name="P71"><field:fieldmark text:name="__Fieldmark__30994_1428925888" field:type=""/><text:s text:c="2"/>No<field:fieldmark-end/>n <text:span text:style-name="T17">No</text:span><field:fieldmark-end/><text:span text:style-name="T17">n</text:span><field:fieldmark-end/></text:p>
      <text:p text:style-name="P72"/>
      <text:h text:style-name="P59" text:outline-level="3"><text:bookmark-start text:name="_Ref182645483"/><text:bookmark-start text:name="_Ref182645469"/><text:bookmark text:name="__RefHeading__5916_806548298"/>Gestion du mode de fonctionnement dégradé<text:bookmark-end text:name="_Ref182645483"/><text:bookmark-end text:name="_Ref182645469"/><text:bookmark-end text:name="__RefHeading__5916_806548298"/></text:h>
      <text:p text:style-name="P85"><text:span text:style-name="T5">Mode dégradé</text:span><field:fieldmark/><text:bookmark-start text:name="CaseACocher14"/><text:span text:style-name="T5"><text:tab/></text:span><text:bookmark-end text:name="CaseACocher14"/><field:fieldmark-end/><field:fieldmark/><text:span text:style-name="T17">Auc</text:span><field:fieldmark/><text:bookmark-start text:name="CaseACocher15"/><text:span text:style-name="T17">u</text:span><text:bookmark-end text:name="CaseACocher15"/><field:fieldmark-end/><text:span text:style-name="T17">n</text:span><text:tab/><field:fieldmark/>Réduction utilisateurs</text:p>
      <text:p text:style-name="P86"><text:span text:style-name="T5"><text:tab/></text:span><field:fieldmark/><text:bookmark-start text:name="CaseACocher16"/><text:span text:style-name="T5"><text:tab/></text:span><text:bookmark-end text:name="CaseACocher16"/><field:fieldmark-end/><field:fieldmark/>Réduction fonctionnalités</text:p>
      <text:p text:style-name="P109"><text:tab/><field:fieldmark/><text:tab/><field:fieldmark-end/><field:fieldmark/>Surcharge système</text:p>
      <text:p text:style-name="COM2_20_-_20_COMMENTAIRE-TEXTE">(charge reportée sur d’autre (s) système(s) redondant(s) encore en fonctionnement)</text:p>
      <text:p text:style-name="P83"><text:tab/><field:fieldmark/><text:tab/><field:fieldmark-end/><field:fieldmark/>Autre :</text:p>
      <text:p text:style-name="COM1-COMMENTAIRE-ACTION"><text:span text:style-name="T13"></text:span> description </text:p>
      <text:p text:style-name="P72"/>
      <text:h text:style-name="P59" text:outline-level="3"><text:bookmark-start text:name="_Ref182628596"/><text:bookmark-start text:name="_Ref182628592"/><text:bookmark text:name="__RefHeading__5918_806548298"/><text:soft-page-break/>Traçabilité et audit applicatifs<text:bookmark-end text:name="_Ref182628596"/><text:bookmark-end text:name="_Ref182628592"/><text:bookmark-end text:name="__RefHeading__5918_806548298"/></text:h>
      <text:p text:style-name="COM1-COMMENTAIRE-ACTION"><text:span text:style-name="T13"></text:span> description </text:p>
      <text:p text:style-name="P72"/>
      <text:h text:style-name="P59" text:outline-level="3"><text:bookmark text:name="__RefHeading__5920_806548298"/>Déclaration CNIL (sauf SESAME)<text:bookmark-end text:name="__RefHeading__5920_806548298"/></text:h>
      <text:p text:style-name="COM1-COMMENTAIRE-ACTION"><text:span text:style-name="T13"></text:span> détailler </text:p>
      <text:p text:style-name="COM1-COMMENTAIRE-ACTION">Pour information : ce sont l'équipe du CIL (Correspondant Informatique et Libertés d'EDF : Alain GASSIE) et la Délégation Sécurité SI qui assurent le fonctionnement de ce dispositif pour le périmètre de responsabilité de la DSP.</text:p>
      <text:p text:style-name="COM1-COMMENTAIRE-ACTION">le responsable de déclaration auprès du CIL est la MOA de l’application concernée.</text:p>
      <text:p text:style-name="P119">Voir le lien suivant pour plus d’information : </text:p>
      <text:p text:style-name="P119">http://e-toile.edf.fr/etoile/content/articles/intranet_et_vous/cnil_informatique_et_libertes.xml?_indexation=article</text:p>
      <text:p text:style-name="COM1-COMMENTAIRE-ACTION"><text:s/></text:p>
      <text:p text:style-name="Standard"/>
      <text:p text:style-name="P72"/>
      <text:h text:style-name="P59" text:outline-level="3"><text:bookmark text:name="__RefHeading__5922_806548298"/>Guide <text:s/>de sécurisation des produits<text:bookmark-end text:name="__RefHeading__5922_806548298"/></text:h>
      <text:p text:style-name="COM2_20_-_20_COMMENTAIRE-TEXTE">Préciser dans le tableau suivant quels guides de sécurisation seront appliqués par le projet : </text:p>
      <text:p text:style-name="P44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48">Identifiant du guide</text:p>
          </table:table-cell>
          <table:table-cell table:style-name="Tableau27.A1" office:value-type="string">
            <text:p text:style-name="P48">Titre</text:p>
          </table:table-cell>
          <table:table-cell table:style-name="Tableau27.C1" office:value-type="string">
            <text:p text:style-name="P48">Version</text:p>
          </table:table-cell>
        </table:table-row>
        <table:table-row table:style-name="Tableau27.1">
          <table:table-cell table:style-name="Tableau27.A1" office:value-type="string">
            <text:p text:style-name="P49"/>
          </table:table-cell>
          <table:table-cell table:style-name="Tableau27.A1" office:value-type="string">
            <text:p text:style-name="P49"/>
          </table:table-cell>
          <table:table-cell table:style-name="Tableau27.C1" office:value-type="string">
            <text:p text:style-name="P49"/>
          </table:table-cell>
        </table:table-row>
        <table:table-row table:style-name="Tableau27.1">
          <table:table-cell table:style-name="Tableau27.A1" office:value-type="string">
            <text:p text:style-name="P49"/>
          </table:table-cell>
          <table:table-cell table:style-name="Tableau27.A1" office:value-type="string">
            <text:p text:style-name="P49"/>
          </table:table-cell>
          <table:table-cell table:style-name="Tableau27.C1" office:value-type="string">
            <text:p text:style-name="P49"/>
          </table:table-cell>
        </table:table-row>
      </table:table>
      <text:p text:style-name="P47"/>
      <text:p text:style-name="COM2_20_-_20_COMMENTAIRE-TEXTE">Les guides de sécurisation peuvent être obtenus sur demande à la BAL DAT-SECURITE ou dans le base Notes <text:a xlink:type="simple" xlink:href="notes://APP111A/C125704C00436E29/4305B55794D5102AC1256B8700549486"><text:span text:style-name="Internet_20_link"><text:span text:style-name="T25">SECURITE SI</text:span></text:span></text:a> .</text:p>
      <text:p text:style-name="P110"/>
      <text:h text:style-name="P61" text:outline-level="3"><text:bookmark text:name="__RefHeading__5924_806548298"/>Revues de vulnérabilités<text:bookmark-end text:name="__RefHeading__5924_806548298"/></text:h>
      <text:p text:style-name="COM2_20_-_20_COMMENTAIRE-TEXTE">Des revues de vulnérabilités ont-elle été réalisées pour le compte de cette application ?</text:p>
      <text:p text:style-name="COM2_20_-_20_COMMENTAIRE-TEXTE">Si oui, mentionner l'année de la revue.</text:p>
      <text:p text:style-name="P79"/>
      <text:p text:style-name="P111"/>
      <text:h text:style-name="P63" text:outline-level="3"><text:bookmark text:name="__RefHeading__5926_806548298"/>. Certificats serveurs<text:bookmark-end text:name="__RefHeading__5926_806548298"/></text:h>
      <text:p text:style-name="COM1-COMMENTAIRE-ACTION"><text:span text:style-name="T25">[objectif]  </text:span>Ce paragraphe permet à ONR de vérifier la légitimité des demandes de certificats</text:p>
      <text:p text:style-name="P79">L’application a-t-elle besoin de certificats serveurs?</text:p>
      <text:p text:style-name="P112"><field:fieldmark text:name="__Fieldmark__22605_1428925888" field:type=""/><text:span text:style-name="T29"><text:s/></text:span><text:span text:style-name="T25">Oui</text:span><field:fieldmark-end/></text:p>
      <text:p text:style-name="P113"><field:fieldmark text:name="__Fieldmark__22613_1428925888" field:type=""/><text:span text:style-name="T25"><text:s/>Non </text:span><text:span text:style-name="T30">Non</text:span></text:p>
      <text:p text:style-name="P79"/>
      <text:p text:style-name="P79">Si oui, préciser </text:p>
      <text:p text:style-name="P114">pour quels usages </text:p>
      <text:p text:style-name="P115"><field:fieldmark text:name="__Fieldmark__22625_1428925888" field:type=""/><text:span text:style-name="T25"><text:s/>authentification</text:span><field:fieldmark-end/></text:p>
      <text:p text:style-name="P115"><field:fieldmark text:name="__Fieldmark__22631_1428925888" field:type=""/><text:span text:style-name="T25"><text:s/>chiffrement de flux (ftps, https, …)</text:span><field:fieldmark-end/></text:p>
      <text:p text:style-name="P115"><field:fieldmark text:name="__Fieldmark__22637_1428925888" field:type=""/><text:span text:style-name="T25"><text:s/>autre (préciser) : ………….</text:span><field:fieldmark-end/></text:p>
      <text:p text:style-name="P114">quels types de certificats : </text:p>
      <text:p text:style-name="P115"><field:fieldmark text:name="__Fieldmark__22645_1428925888" field:type=""/><text:span text:style-name="T25"><text:s/>mono-site 1 an</text:span><field:fieldmark-end/></text:p>
      <text:p text:style-name="P115"><field:fieldmark text:name="__Fieldmark__22651_1428925888" field:type=""/><text:span text:style-name="T25"><text:s/>mono-site 2 ans</text:span><field:fieldmark-end/></text:p>
      <text:p text:style-name="P115"><field:fieldmark text:name="__Fieldmark__22657_1428925888" field:type=""/><text:span text:style-name="T25"><text:s/>multi-site (1 an)</text:span><field:fieldmark-end/></text:p>
      <text:h text:style-name="P55" text:outline-level="2">Migration applicative des données existantes</text:h>
      <text:p text:style-name="P26"/>
      <text:h text:style-name="P58" text:outline-level="1"><text:s text:c="5"/>INFRASTRUCTURE TECHNIQUE</text:h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Style1" style:family="paragraph" style:parent-style-name="Corps_20_de_20_chapitre">
      <style:paragraph-properties fo:margin-left="0cm" fo:margin-right="0cm" fo:orphans="0" fo:widows="0" fo:text-indent="0cm" style:auto-text-indent="false" fo:background-color="#c0c0c0">
        <style:background-image/>
      </style:paragraph-properties>
      <style:text-properties fo:color="#ff0000"/>
    </style:style>
    <style:style style:name="BON_20_BON_20_BON" style:display-name="BON BON BON" style:family="paragraph" style:parent-style-name="Style1">
      <style:paragraph-properties fo:margin-left="0.501cm" fo:margin-right="0.499cm" fo:text-indent="0cm" style:auto-text-indent="false"/>
    </style:style>
    <style:style style:name="Commentaire" style:family="paragraph">
      <style:paragraph-properties style:line-height-at-least="0.494cm" fo:text-align="justify" style:justify-single-word="false" fo:keep-together="always" fo:orphans="2" fo:widows="2" fo:hyphenation-ladder-count="no-limit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M2_20_-_20_COMMENTAIRE-TEXTE" style:display-name="COM2 - COMMENTAIRE-TEXTE" style:family="paragraph" style:parent-style-name="Standard" style:next-style-name="Standard">
      <style:paragraph-properties fo:margin-left="0.501cm" fo:margin-right="0.212cm" fo:orphans="0" fo:widows="0" fo:text-indent="0cm" style:auto-text-indent="false" fo:background-color="#c0c0c0">
        <style:background-image/>
      </style:paragraph-properties>
      <style:text-properties text:display="none"/>
    </style:style>
    <style:style style:name="Z_5f_NormalC" style:display-name="Z_NormalC" style:family="paragraph">
      <style:paragraph-properties fo:text-align="center" style:justify-single-word="false" fo:keep-together="always" fo:orphans="2" fo:widows="2" fo:hyphenation-ladder-count="no-limit"/>
      <style:text-properties style:use-window-font-color="true" style:font-name="Arial" fo:font-size="8pt" fo:language="fr" fo:country="F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Corps_20_de_20_chapitre_20_Car" style:display-name="Corps de chapitre Car" style:family="text" style:parent-style-name="Police_20_par_20_défaut">
      <style:text-properties fo:font-size="11pt" style:font-size-asian="11pt" style:font-size-complex="12pt"/>
    </style:style>
    <style:style style:name="Style1_20_Car" style:display-name="Style1 Car" style:family="text" style:parent-style-name="Corps_20_de_20_chapitre_20_Car">
      <style:text-properties fo:color="#ff0000" fo:background-color="#c0c0c0"/>
    </style:style>
    <style:style style:name="BON_20_BON_20_BON_20_Car" style:display-name="BON BON BON Car" style:family="text" style:parent-style-name="Style1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9"><draw:image xlink:href="Pictures/10000000000009B0000003AF6679DFC9.png" xlink:type="simple" xlink:show="embed" xlink:actuate="onLoad"/></draw:frame>VISHNU_D1_1g-ARCH-DAT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2"/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MT2"><text:page-number text:select-page="current">10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MT2"><text:page-number text:select-page="current">10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 </dc:title>
    <meta:initial-creator>Mathias Blanchoud</meta:initial-creator>
    <meta:creation-date>2010-04-28T21:52:00</meta:creation-date>
    <dc:date>2011-03-29T12:13:22</dc:date>
    <meta:print-date>2011-01-25T10:37:52</meta:print-date>
    <dc:language>fr-FR</dc:language>
    <meta:editing-cycles>2321</meta:editing-cycles>
    <meta:editing-duration>PT104H09M22S</meta:editing-duration>
    <meta:printed-by>traore </meta:printed-by>
    <dc:creator>Capo-Chichi </dc:creator>
    <meta:document-statistic meta:table-count="14" meta:image-count="2" meta:object-count="0" meta:page-count="10" meta:paragraph-count="232" meta:word-count="1011" meta:character-count="5883"/>
    <meta:user-defined meta:name="Info 1"/>
    <meta:user-defined meta:name="Info 2"/>
    <meta:user-defined meta:name="Info 3"/>
    <meta:user-defined meta:name="Info 4"/>
  </office:meta>
</office:document-meta>
</file>